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break-before="page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[CAPA] </text:span></text:p>
      <text:p text:style-name="P1"/>
      <text:p text:style-name="P1"/>
      <text:p text:style-name="P1"><text:span text:style-name="T1">O <text:s/>CALANGO H34CKER CLUBE <text:s/>- APRESENTAÇÃO</text:span></text:p>
      <text:p text:style-name="P1"/>
      <text:p text:style-name="P1"/>
      <text:p text:style-name="P1">O calango H4cker Clube é um coletivo informal voltado à realização de experiências com arte e tecnologia em suas mais diversas manifestações.</text:p>
      <text:p text:style-name="P1"/>
      <text:p text:style-name="P1">A participação no calango está aberta a qualquer interessado. O <text:s/>grupo se comunica e se coordena por meio de algumas plataformas virtuais, e realiza encontros presenciais periódicos.</text:p>
      <text:p text:style-name="P1"/>
      <text:p text:style-name="P1">Os projetos e atividades desenvolvidas pelo Calango são documentadas no site: <text:s text:c="2"/>www.calango.club <text:s/>e</text:p>
      <text:p text:style-name="P1">no canal do Youtube do coletivo: <text:s/>http://m.youtube.com/#/user/calangohc</text:p>
      <text:p text:style-name="P1"/>
      <text:p text:style-name="P1">A Maioria das <text:s/>discussões acontecem no google groups:</text:p>
      <text:p text:style-name="P1"/>
      <text:p text:style-name="P1"><text:a xlink:type="simple" xlink:href="https://groups.google.com/forum/?hl=pt-BR#!forum/calangohc" text:style-name="Internet_20_link" text:visited-style-name="Visited_20_Internet_20_Link"><text:span text:style-name="Internet_20_Link"><text:span text:style-name="T2">https://groups.google.com/forum/?hl=pt-BR#!forum/calangohc</text:span></text:span></text:a></text:p>
      <text:p text:style-name="P1"/>
      <text:p text:style-name="P1"/>
      <text:p text:style-name="P1"/>
      <text:p text:style-name="P1"><text:span text:style-name="T1">Quem são os membros do Calango H4cker Clube?</text:span></text:p>
      <text:p text:style-name="P1"/>
      <text:p text:style-name="P1">Todos os que participam das atividades e do grupo de discussão são membros do Calango. No entanto, existem algumas figuras que merecem destaque por estarem mais presentes tanto nas interações virtuais como nos eventos presenciais. Em ordem alfabética:</text:p>
      <text:p text:style-name="P1"/>
      <text:p text:style-name="P1"/>
      <text:p text:style-name="P1">Alexandre Vieira Coutinho</text:p>
      <text:p text:style-name="P1"><text:soft-page-break/>??????????????????????</text:p>
      <text:p text:style-name="P1"/>
      <text:p text:style-name="P1"/>
      <text:p text:style-name="P1">Fabio França Silva Araujo</text:p>
      <text:p text:style-name="P1"/>
      <text:p text:style-name="P1">Engenheiro mecânico <text:s/>e mestre em ciências em geofísica, trabalhou no setor privado em levantamentos geofísicos para aplicações em proteção do meio ambiente, águas subterrãneas e mineração. Entrou no serviço público em 1998, como Especialista em Políticas Públicas e Gestão Governamental. <text:s/>Atuou por 14 no Ministério do Meio Ambiente, e trabalha agora no Instituto Chico Mendes de Conservação da Biodiversidade <text:s/>com estratégias para o monitoramento da biodiversidade.</text:p>
      <text:p text:style-name="P1">Fabio tem também formação em Permacultura, <text:s/>é engajado em diversas atividades comunitárias e mantém <text:s text:c="2"/>blogs <text:s/>sobre práticas sustentáveis (www.sustentavelnapratica.net) e atividades ao ar livre (excursionismoplanaltocentral.blogspot.com.br). <text:s/>Seus principais interesses no momento atual <text:s/>são excursionsimo, aeromodelismo, excursionismo, marcenaria, serralheria, eletrônica, mecânica, produção orgânica e agroecológica, automação agrícola e desenvolvimento e compartilhamento de soluções de sustentabilidade para a <text:s/>escala doméstica. É membro do calango</text:p>
      <text:p text:style-name="P1"/>
      <text:p text:style-name="P1">Gabriel Peixoto</text:p>
      <text:p text:style-name="P1">????????????</text:p>
      <text:p text:style-name="P1"/>
      <text:p text:style-name="P1">Jerônimo Avelar Filho</text:p>
      <text:p text:style-name="P1">Profissional de TIC com mais de 20 anos de experiência, com atuação nos segmentos <text:s/>de automação bancária , automação comercial e telecomunicações. Atualmente é Analista de Informatica na area de desenvolvimento de sistemas da PGR. Entusiasta do Open Hardware, eletrônica e microcontroladores, participou da organização do primeiro Encontro de Open Hardware de Brasília na Biblioteca Nacional de Brasília, ministrou oficinas de Arduino para iniciantes nos eventos da Biblioteca Nacional , <text:s/>FLISOL-DF e Hackaton do LabHacker da Camara dos Deputados, sempre buscando difundir a filosofia do hardware livre e do faça-você-mesmo. Escreve com alguma frequência sobre tecnologia no blogdoje.com.br, participa do primeiro Hackerspace de Brasilia , o Calango Hacker Club e do grupo de discussão Arduino-Brasilia.</text:p>
      <text:p text:style-name="P1"/>
      <text:p text:style-name="P1"/>
      <text:p text:style-name="P1">Luis Felipe Teixeira</text:p>
      <text:p text:style-name="P1">??????????????????</text:p>
      <text:p text:style-name="P1"/>
      <text:p text:style-name="P1"/>
      <text:p text:style-name="P1"/>
      <text:p text:style-name="P2">Oda Scatolini</text:p>
      <text:p text:style-name="P1">Formado em biologia pela Universidade de São Paulo, técnico em eletrônica pelo Liceu de Artes e Ofícios de São Paulo e especialista em computação pela Universidade de New South Wales. Atuou por dez anos como analista ambiental no Ministério do Meio Ambiente junto a povos indígenas e comunidades tradicionais, mas o interesse em tecnologia nunca se apagou. Trabalhou com bioinformática na graduação e gerenciamento de bancos de dados no Ministério do Meio Ambiente. Atualmente divide seu tempo ministrando oficinas de tecnologias livres e montando sua marcenaria, onde pretende mesclar técnicas de produção tradicionais com tecnologias de fabricação digital. Tem como hobbies o violão, os discos de vinil e a fotografia.</text:p>
      <text:p text:style-name="P1"/>
      <text:p text:style-name="P1">Otávio Carneiro</text:p>
      <text:p text:style-name="P1">Otávio é analista do Banco Central do Brasil desde 2012. Antes disso foi analista na Agência Nacional de Energia Elétrica (ANEEL) e Técnico de Nível Superior no Ministério das Comunicações. Otávio está envolvido com o movimento do Software Livre desde 2002 quando tirou sua certificação Conectiva. É membro e moderador das listas arduino-brasilia e calangohc, onde busca promover as tecnologias livres e orientar novos praticantes da programação e da eletrônica. Em seu blog e em seu canal do YouTube ensina as pessoas a construir impressoras 3D, drones e brinquedos de criança. Ele mora na Asa Norte desde 1990 e não troca Brasília por lugar nenhum no mundo.</text:p>
      <text:p text:style-name="P1"/>
      <text:p text:style-name="P1">Paulo Henrique Barros</text:p>
      <text:p text:style-name="P1">Paulo Henrique Barros é analista de infraestrutura e trabalha no Ministério da Saúde com suporte a redes, sistemas e bancos de dados. Iniciado em eletrônica digital ainda na graduação em Tecnologia em Redes de Computadores em meados de 2009, descobriu o arduino e o mundo dos micro-controladores. Integra as listas dos coletivos CalangoHC, OpenHardware e Arduino-Brasília. Participa ativamente de eventos da comunidade hacker e maker do DF. Tem como hobby a eletrônica, internet das coisas, rádio-controlados e qualquer quinquilharia que possa ser desmontada e modificada. Para melhor ou para pior. </text:p>
      <text:p text:style-name="P1"/>
      <text:p text:style-name="P1">Phil Jones</text:p>
      <text:p text:style-name="P1">Phil Jones é programador, musico e artista digital. Inglês morando em Brasília desde 2000. Ensinou programação no UnB, trabalhou em empresas de software brasileiras e toca com a Orquestra de Laptops de Brasilia (BSBLOrk). Foi membro do Hackspace em Londres de 2010 a 2012 e começou participar dos grupos de Open Hardware e Arduino quando retornou a Brasília em 2013. No espaço Calango organizou o grupo de "MusicHacking" fazendo oficinas de construção de instrumentos experimentais através hardware e software. Também organizara oficinas de programação e ajudara em outros eventos.</text:p>
      <text:p text:style-name="P1"/>
      <text:p text:style-name="P1"/>
      <text:p text:style-name="P2">Renato Cunha Morais de Fretias</text:p>
      <text:p text:style-name="P1">Bacharel em análise de sistemas e pós-graduado em MBA em governança de TI. Atualmente exerce a função de gerente de projetos/operações de TI na Indra. Já trabalhou por muitos anos em empresas estatais eletricitárias em atividades como administrador e arquiteto de sistemas, segurança da informação, controladoria e assessoria técnica. Possui uma empresa de soluções em tecnologia na área de TI onde envolvem tecnologia como: arquitetura/desenvolvimento/análise/auditoria de sistemas, automação, redes, equipamentos, gestão de projetos, direcionamento tecnológico, auditoria de segurança de TI e etc. É amante de tecnologia desde criança e tem prazer em desenvolver e/ou implantar tecnologias que favorecem a sustentabilidade possibilitando a preservação de nosso planeta. Gosta de hobbies como aeromodelos, drones, helimodelos, automodelos, energia solar e CNC. Mora em Águas Claras e tem fé que nosso país prosperará.</text:p>
      <text:p text:style-name="P1"/>
      <text:p text:style-name="P1">Webert Oliveira Ferreira</text:p>
      <text:p text:style-name="P1">Morador de São Sebastião no Jardins Mangueiral, analista de sistema por formação, servidor publico por profissão e inventor por paixão, participante do grupo Calango hacker clube, defensor do uso de ferramentas livres para pesquisa e educação, participante do Coletivo Mangueiral, grupo de caminhadas de Brasilia, grupo de agricultura urbana do df e militante na politica de residuos sólidos por meio da metarreciclagem, resignificando o uso da tecnologia por meio da reciclagem.</text:p>
      <text:p text:style-name="P1"/>
      <text:p text:style-name="P1"/>
      <text:p text:style-name="P1"/>
      <text:p text:style-name="P1"><text:span text:style-name="T1">Algumas das atividades e iniciativas realizadas pelo calango</text:span></text:p>
      <text:p text:style-name="P1"/>
      <text:p text:style-name="P1"><text:span text:style-name="T1">[ FOTOS E PEQUENO TEXTO SOBRE ALGUMAS ATIVIDADES RECENTES DO CALANGO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1" style:font-size-asian="11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1" style:font-size-asian="11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353cm" fo:margin-bottom="0cm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Trebuchet MS" fo:font-family="'Trebuchet MS'" style:font-family-generic="swiss" style:font-pitch="variable" fo:font-size="16pt" fo:language="pt" fo:country="BR" style:font-name-asian="Trebuchet MS2" style:font-family-asian="'Trebuchet MS'" style:font-family-generic-asian="system" style:font-pitch-asian="variable" style:font-size-asian="16pt" style:language-asian="zh" style:country-asian="CN" style:font-name-complex="Trebuchet MS2" style:font-family-complex="'Trebuchet MS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353cm" fo:margin-bottom="0cm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Trebuchet MS" fo:font-family="'Trebuchet MS'" style:font-family-generic="swiss" style:font-pitch="variable" fo:font-size="13pt" fo:language="pt" fo:country="BR" fo:font-weight="bold" style:font-name-asian="Trebuchet MS2" style:font-family-asian="'Trebuchet MS'" style:font-family-generic-asian="system" style:font-pitch-asian="variable" style:font-size-asian="13pt" style:language-asian="zh" style:country-asian="CN" style:font-weight-asian="bold" style:font-name-complex="Trebuchet MS2" style:font-family-complex="'Trebuchet MS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82cm" fo:margin-bottom="0cm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Trebuchet MS" fo:font-family="'Trebuchet MS'" style:font-family-generic="swiss" style:font-pitch="variable" fo:font-size="12pt" fo:language="pt" fo:country="BR" fo:font-weight="bold" style:font-name-asian="Trebuchet MS2" style:font-family-asian="'Trebuchet MS'" style:font-family-generic-asian="system" style:font-pitch-asian="variable" style:font-size-asian="12pt" style:language-asian="zh" style:country-asian="CN" style:font-weight-asian="bold" style:font-name-complex="Trebuchet MS2" style:font-family-complex="'Trebuchet MS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282cm" fo:margin-bottom="0cm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Trebuchet MS" fo:font-family="'Trebuchet MS'" style:font-family-generic="swiss" style:font-pitch="variable" fo:font-size="11pt" fo:language="pt" fo:country="BR" style:text-underline-style="solid" style:text-underline-width="auto" style:text-underline-color="font-colo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282cm" fo:margin-bottom="0cm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Trebuchet MS" fo:font-family="'Trebuchet MS'" style:font-family-generic="swiss" style:font-pitch="variable" fo:font-size="11pt" fo:language="pt" fo:country="B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282cm" fo:margin-bottom="0cm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Trebuchet MS" fo:font-family="'Trebuchet MS'" style:font-family-generic="swiss" style:font-pitch="variable" fo:font-size="11pt" fo:language="pt" fo:country="BR" fo:font-style="italic" style:font-name-asian="Trebuchet MS2" style:font-family-asian="'Trebuchet MS'" style:font-family-generic-asian="system" style:font-pitch-asian="variable" style:font-size-asian="11pt" style:language-asian="zh" style:country-asian="CN" style:font-style-asian="italic" style:font-name-complex="Trebuchet MS2" style:font-family-complex="'Trebuchet MS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O-normal" style:family="paragraph" style:default-outline-level="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1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1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meta:editing-cycles>1</meta:editing-cycles>
    <meta:editing-duration>PT1M47S</meta:editing-duration>
    <meta:generator>LibreOffice/4.3.3.2$Linux_X86_64 LibreOffice_project/430m0$Build-2</meta:generator>
    <dc:date>2015-03-02T09:10:06.392887279</dc:date>
    <meta:document-statistic meta:table-count="0" meta:image-count="0" meta:object-count="0" meta:page-count="4" meta:paragraph-count="35" meta:word-count="1023" meta:character-count="7122" meta:non-whitespace-character-count="6112"/>
  </office:meta>
</office:document-meta>
</file>